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1" svg:font-family="'AR PL New Sung'" style:font-pitch="variable"/>
    <style:font-face style:name="DejaVu Sans1" svg:font-family="'DejaVu Sans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Roboto" svg:font-family="Roboto, Arial" style:font-family-generic="roman" style:font-pitch="variable"/>
    <style:font-face style:name="Times Newer Roman" svg:font-family="'Times Newer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Roboto" fo:font-size="10.5pt" fo:font-style="normal" fo:font-weight="normal" style:font-size-asian="10.5pt" style:font-style-asian="normal" style:font-weight-asian="normal" style:font-name-complex="Roboto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er Roman" fo:font-size="12pt" style:font-size-asian="12pt" style:font-name-complex="Times Newer Roman" style:font-size-complex="12pt"/>
    </style:style>
    <style:style style:name="P4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style:font-name="Roboto" fo:font-size="10.5pt" fo:font-style="normal" fo:font-weight="normal" style:font-size-asian="10.5pt" style:font-style-asian="normal" style:font-weight-asian="normal" style:font-name-complex="Roboto"/>
    </style:style>
    <style:style style:name="T2" style:family="text">
      <style:text-properties style:font-name="Roboto" fo:font-size="10.5pt" fo:font-style="normal" fo:font-weight="normal" style:font-name-asian="Roboto" style:font-size-asian="10.5pt" style:font-style-asian="normal" style:font-weight-asian="normal" style:font-name-complex="Roboto"/>
    </style:style>
    <style:style style:name="T3" style:family="text">
      <style:text-properties style:font-size-complex="12pt"/>
    </style:style>
    <style:style style:name="T4" style:family="text">
      <style:text-properties style:font-name="Times Newer Roman" fo:font-size="12pt" style:font-size-asian="12pt" style:font-name-complex="Times Newer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▼</text:span><text:span text:style-name="T2"> </text:span><text:span text:style-name="T1">Компоненты с Али ▼</text:span></text:p>
      <text:p text:style-name="P2">- Медная пластина</text:p>
      <text:p text:style-name="P2">- Графит порошок</text:p>
      <text:p text:style-name="P2">- Графит спрей</text:p>
      <text:p text:style-name="P3"/>
      <text:p text:style-name="P1"><text:span text:style-name="T1">▼</text:span><text:span text:style-name="T2"> </text:span><text:span text:style-name="T1">Прочая инфа ▼</text:span></text:p>
      <text:p text:style-name="P1"><text:span text:style-name="T1">- </text:span><text:a xlink:type="simple" xlink:href="https://www.youtube.com/watch?v=plJ0uUZJkVU&amp;ab_channel=AlexGyver" text:style-name="Internet_20_link" text:visited-style-name="Visited_20_Internet_20_Link"><text:span text:style-name="Internet_20_link"><text:span text:style-name="T1">Мой ЛБП</text:span></text:span></text:a></text:p>
      <text:p text:style-name="P1"><text:span text:style-name="T1">- </text:span><text:a xlink:type="simple" xlink:href="https://www.youtube.com/watch?v=MrWj7nsnFYA&amp;ab_channel=ОгненноеТВ" text:style-name="Internet_20_link" text:visited-style-name="Visited_20_Internet_20_Link"><text:span text:style-name="Internet_20_link"><text:span text:style-name="T1">Видео Огненного ТВ</text:span></text:span></text:a></text:p>
      <text:p text:style-name="P1"><text:span text:style-name="T1">- </text:span><text:a xlink:type="simple" xlink:href="https://www.livemaster.ru/viva-cuprum/workshop?ctype=3" text:style-name="Internet_20_link" text:visited-style-name="Visited_20_Internet_20_Link"><text:span text:style-name="Internet_20_link"><text:span text:style-name="T1">4 статьи о гальванике и патинировании</text:span></text:span></text:a></text:p>
      <text:p text:style-name="P3"/>
      <text:p text:style-name="P1"><text:span text:style-name="T1">▼</text:span><text:span text:style-name="T2"> </text:span><text:span text:style-name="T1">Компоненты из Чип Дип ▼</text:span></text:p>
      <text:p text:style-name="P2">- Клей БФ-4</text:p>
      <text:p text:style-name="P2">- Графит сппрей</text:p>
      <text:p text:style-name="P2">- Медный купорос</text:p>
      <text:p text:style-name="P2">- Тиомочевина</text:p>
      <text:p text:style-name="P2">- Сода кальцинированная</text:p>
      <text:p text:style-name="P2">- Сода каустическая</text:p>
      <text:p text:style-name="P3"/>
      <text:p text:style-name="P1"><text:span text:style-name="T1">▼</text:span><text:span text:style-name="T2"> </text:span><text:span text:style-name="T1">Меднение (блестящее) ▼</text:span></text:p>
      <text:p text:style-name="P2">Электролит (на 1л):</text:p>
      <text:p text:style-name="P2">- Медный купорос: 200г</text:p>
      <text:p text:style-name="P2">- Серная кислота: 180г</text:p>
      <text:p text:style-name="P2">- Тиомочевина: 0.07г</text:p>
      <text:p text:style-name="P2">- Соль пищевая: 0.07г</text:p>
      <text:p text:style-name="P3"/>
      <text:p text:style-name="P2">Примечания:</text:p>
      <text:p text:style-name="P2">- "Плюс" на электроды, "минус" на заготовку</text:p>
      <text:p text:style-name="P2">- Ток 10-20 мА на см2 поверхности</text:p>
      <text:p text:style-name="P2">- Фильтровать электролит и чистить электроды при загрязнении</text:p>
      <text:p text:style-name="P2">- Если напряжение растёт при постоянном токе (было 0.5В а стало 10В) - чистить электроды</text:p>
      <text:p text:style-name="P2">- Если электролит не "засоряется", а заготовка перестала наращивать блеск - подсыпать тиомочевины</text:p>
      <text:p text:style-name="P2">- Вода испаряется из электролита, а купорос начинает выпадать в осадок. Аккуратно подливаем воды и поддерживаем объём</text:p>
      <text:p text:style-name="P3"/>
      <text:p text:style-name="P1"><text:span text:style-name="T1">▼</text:span><text:span text:style-name="T2"> </text:span><text:span text:style-name="T1">Эл-хим патинирование ▼</text:span></text:p>
      <text:p text:style-name="P2">Электролит (на 1л):</text:p>
      <text:p text:style-name="P2">- Медный купорос: 60г</text:p>
      <text:p text:style-name="P2">- Сахар: 90г</text:p>
      <text:p text:style-name="P2">- Едкий натр: 45г</text:p>
      <text:p text:style-name="P2">- Кальцинированная сода: 20г</text:p>
      <text:p text:style-name="P3"/>
      <text:p text:style-name="P2">Примечания:</text:p>
      <text:p text:style-name="P2">- "Плюс" на электроды, "минус" на заготовку</text:p>
      <text:p text:style-name="P2">- Электролит держать горячим (~80 С)</text:p>
      <text:p text:style-name="P2">- Напряжение 1-1.5В в зависимости от размера заготовки. Вообще можно попробовать ориентироваться по току!</text:p>
      <text:p text:style-name="P2">- Повысить напряжение, чтобы очистить патину</text:p>
      <text:p text:style-name="P3"/>
      <text:p text:style-name="P1"><text:span text:style-name="T1">▼</text:span><text:span text:style-name="T2"> </text:span><text:span text:style-name="T1">Содержание ▼</text:span></text:p>
      <text:p text:style-name="P2">00:00 - Начало</text:p>
      <text:p text:style-name="P2">01:27 - Нам понадобится</text:p>
      <text:p text:style-name="P2"><text:soft-page-break/>05:54 - Изготовление электролита</text:p>
      <text:p text:style-name="P2">06:33 - Гальванизируем скальпель</text:p>
      <text:p text:style-name="P2">07:46 - Гальванизируем гвоздь</text:p>
      <text:p text:style-name="P2">08:35 - Гальванизируем ложку</text:p>
      <text:p text:style-name="P2">09:08 - Покрываем графитом из баллона</text:p>
      <text:p text:style-name="P2">10:28 - Покрываем порошковым графитом</text:p>
      <text:p text:style-name="P2">11:21 - Настройка тока</text:p>
      <text:p text:style-name="P2">12:12 - Гальванизируем орех</text:p>
      <text:p text:style-name="P2">13:17 - Ещё пара слов об установке</text:p>
      <text:p text:style-name="P2">13:54 - Полировка</text:p>
      <text:p text:style-name="P2">14:58 - Добавляем тиомочевину</text:p>
      <text:p text:style-name="P2">16:40 - Полировка после потемнения</text:p>
      <text:p text:style-name="P2">17:20 - Орех попытка №2</text:p>
      <text:p text:style-name="P2">18:05 - Напечатанная сова</text:p>
      <text:p text:style-name="P2">19:08 - Лист, химическая полировка</text:p>
      <text:p text:style-name="P2">19:30 - Напечатанный дракон</text:p>
      <text:p text:style-name="P2">20:09 - Патинирование нашатырём</text:p>
      <text:p text:style-name="P2">21:12 - Патинирование электрохимическое</text:p>
      <text:p text:style-name="P2">24:47 - Итоги</text:p>
      <text:p text:style-name="P3"/>
      <text:p text:style-name="P2">Теги: #самоделки #эксперимент #гальваника</text:p>
      <text:p text:style-name="P2">═════════════════════════════════════</text:p>
      <text:p text:style-name="P1"><text:span text:style-name="T1">✔</text:span><text:span text:style-name="T2"> </text:span><text:span text:style-name="T1">Официальный сайт: </text:span><text:a xlink:type="simple" xlink:href="https://AlexGyver.ru/" text:style-name="Internet_20_link" text:visited-style-name="Visited_20_Internet_20_Link"><text:span text:style-name="Internet_20_link"><text:span text:style-name="T1">https://AlexGyver.ru/</text:span></text:span></text:a></text:p>
      <text:p text:style-name="P1"><text:span text:style-name="T1">✔</text:span><text:span text:style-name="T2"> </text:span><text:span text:style-name="T1">Группа Вконтакте: </text:span><text:a xlink:type="simple" xlink:href="https://vk.com/diyworkplace" text:style-name="Internet_20_link" text:visited-style-name="Visited_20_Internet_20_Link"><text:span text:style-name="Internet_20_link"><text:span text:style-name="T1">https://vk.com/diyworkplace</text:span></text:span></text:a></text:p>
      <text:p text:style-name="P1"><text:span text:style-name="T1">✔</text:span><text:span text:style-name="T2"> </text:span><text:span text:style-name="T1">Поддержать канал денежкой </text:span><text:a xlink:type="simple" xlink:href="https://AlexGyver.ru/support_alex/" text:style-name="Internet_20_link" text:visited-style-name="Visited_20_Internet_20_Link"><text:span text:style-name="Internet_20_link"><text:span text:style-name="T1">https://AlexGyver.ru/support_alex/</text:span></text:span></text:a></text:p>
      <text:p text:style-name="P1"><text:span text:style-name="T1">▶</text:span><text:span text:style-name="T2"> </text:span><text:span text:style-name="T1">Instagram: </text:span><text:a xlink:type="simple" xlink:href="https://www.instagram.com/alexgyvershow/" text:style-name="Internet_20_link" text:visited-style-name="Visited_20_Internet_20_Link"><text:span text:style-name="Internet_20_link"><text:span text:style-name="T1">https://www.instagram.com/alexgyvershow/</text:span></text:span></text:a></text:p>
      <text:p text:style-name="P1"><text:span text:style-name="T1">▶</text:span><text:span text:style-name="T2"> </text:span><text:span text:style-name="T1">TikTok: </text:span><text:a xlink:type="simple" xlink:href="https://www.tiktok.com/@alexgyvershow" text:style-name="Internet_20_link" text:visited-style-name="Visited_20_Internet_20_Link"><text:span text:style-name="Internet_20_link"><text:span text:style-name="T1">https://www.tiktok.com/@alexgyvershow</text:span></text:span></text:a></text:p>
      <text:p text:style-name="P1"><text:span text:style-name="T1">▶</text:span><text:span text:style-name="T2"> </text:span><text:span text:style-name="T1">Telegram: </text:span><text:a xlink:type="simple" xlink:href="https://t.me/alexgyvershow" text:style-name="Internet_20_link" text:visited-style-name="Visited_20_Internet_20_Link"><text:span text:style-name="Internet_20_link"><text:span text:style-name="T1">https://t.me/alexgyvershow</text:span></text:span>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1" svg:font-family="'AR PL New Sung'" style:font-pitch="variable"/>
    <style:font-face style:name="DejaVu Sans1" svg:font-family="'DejaVu Sans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Roboto" svg:font-family="Roboto, Arial" style:font-family-generic="roman" style:font-pitch="variable"/>
    <style:font-face style:name="Times Newer Roman" svg:font-family="'Times Newer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AR PL New Sung1" style:font-family-asian="'AR PL New Sung'" style:font-pitch-asian="variable" style:font-size-asian="12pt" style:language-asian="zh" style:country-asian="CN" style:font-name-complex="DejaVu Sans1" style:font-family-complex="'DejaVu Sans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AR PL New Sung1" style:font-family-asian="'AR PL New Sung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ejaVu Sans1" style:font-family-complex="'DejaVu Sans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9T22:39:19</meta:creation-date>
    <dc:date>2021-06-14T02:24:00.032131800</dc:date>
    <meta:editing-cycles>9</meta:editing-cycles>
    <meta:editing-duration>PT7M</meta:editing-duration>
    <meta:document-statistic meta:table-count="0" meta:image-count="0" meta:object-count="0" meta:page-count="2" meta:paragraph-count="69" meta:word-count="321" meta:character-count="2176" meta:non-whitespace-character-count="1924"/>
    <meta:generator>LibreOffice/7.1.3.2$Linux_X86_64 LibreOffice_project/10$Build-2</meta:generator>
    <meta:user-defined meta:name="AppVersion">15.0000</meta:user-defined>
  </office:meta>
</office:document-meta>
</file>